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5">
      <style:text-properties officeooo:paragraph-rsid="0016c5ed"/>
    </style:style>
    <style:style style:name="P4" style:family="paragraph" style:parent-style-name="List_20_Paragraph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List_20_Paragraph" style:list-style-name="WWNum5">
      <style:text-properties officeooo:rsid="00160ab0" officeooo:paragraph-rsid="00160ab0"/>
    </style:style>
    <style:style style:name="P6" style:family="paragraph" style:parent-style-name="List_20_Paragraph">
      <style:paragraph-properties fo:margin-left="2.54cm" fo:margin-right="0cm" fo:text-indent="0cm" style:auto-text-indent="false"/>
    </style:style>
    <style:style style:name="P7" style:family="paragraph" style:parent-style-name="List_20_Paragraph">
      <style:paragraph-properties fo:margin-left="3.747cm" fo:margin-right="0cm" fo:text-indent="0cm" style:auto-text-indent="false"/>
    </style:style>
    <style:style style:name="P8" style:family="paragraph" style:parent-style-name="List_20_Paragraph">
      <style:paragraph-properties fo:margin-left="3.747cm" fo:margin-right="0cm" fo:text-indent="0cm" style:auto-text-indent="false"/>
      <style:text-properties officeooo:rsid="0017292b" officeooo:paragraph-rsid="0017292b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color="#ff0000" fo:font-style="italic" style:text-underline-style="solid" style:text-underline-width="auto" style:text-underline-color="font-color" fo:font-weight="bold" officeooo:rsid="0013e3c4" style:font-style-asian="italic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fo:font-style="italic" style:text-underline-style="none" style:font-style-asian="italic"/>
    </style:style>
    <style:style style:name="T7" style:family="text">
      <style:text-properties fo:font-style="italic" style:text-underline-style="none" officeooo:rsid="0013e3c4" style:font-style-asian="italic"/>
    </style:style>
    <style:style style:name="T8" style:family="text">
      <style:text-properties officeooo:rsid="0013e3c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3e3c4"/>
    </style:style>
    <style:style style:name="T11" style:family="text">
      <style:text-properties officeooo:rsid="0016c5ed"/>
    </style:style>
    <style:style style:name="T12" style:family="text">
      <style:text-properties officeooo:rsid="0017292b"/>
    </style:style>
    <style:style style:name="T13" style:family="text">
      <style:text-properties officeooo:rsid="001ab604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ML</text:p>
      <text:p text:style-name="Standard"><text:span text:style-name="T1">Description </text:span><text:span text:style-name="T2">du post d’une ressource par un étudiant</text:span></text:p>
      <text:list xml:id="list6431179333149753027" text:style-name="WWNum1">
        <text:list-item>
          <text:p text:style-name="P1"><text:span text:style-name="T4">Identification du cas</text:span></text:p>
        </text:list-item>
      </text:list>
      <text:list xml:id="list6589684031736423197" text:style-name="WWNum2">
        <text:list-item>
          <text:p text:style-name="P2"><text:span text:style-name="T3">Nom du cas</text:span><text:span text:style-name="T9"> : </text:span><text:span text:style-name="T10">Poster une ressource</text:span></text:p>
        </text:list-item>
        <text:list-item>
          <text:p text:style-name="P2"><text:span text:style-name="T3">Objectif</text:span><text:span text:style-name="T9"> </text:span>: <text:span text:style-name="T8">Permettre à un étudiant inscrit de poster une ressource</text:span></text:p>
        </text:list-item>
        <text:list-item>
          <text:p text:style-name="P2"><text:span text:style-name="T3">Acteur principal</text:span><text:span text:style-name="T9"> :</text:span> <text:span text:style-name="T8">Étudiant inscrit</text:span></text:p>
        </text:list-item>
        <text:list-item>
          <text:p text:style-name="P2"><text:span text:style-name="T3">Acteur secondaire</text:span><text:span text:style-name="T9"> : </text:span><text:span text:style-name="T10">Serveur de ficher</text:span></text:p>
        </text:list-item>
        <text:list-item>
          <text:p text:style-name="P2"><text:span text:style-name="T3">Horodatage</text:span><text:span text:style-name="T9"> :</text:span> <text:date style:data-style-name="N36" text:date-value="2017-11-10T11:42:32.104773558" text:fixed="true">10/11/2017</text:date></text:p>
        </text:list-item>
        <text:list-item>
          <text:p text:style-name="P2"><text:span text:style-name="T3">Responsable</text:span><text:span text:style-name="T9"> :</text:span> <text:span text:style-name="T8">CGOUIN</text:span></text:p>
        </text:list-item>
        <text:list-item>
          <text:p text:style-name="P2"><text:span text:style-name="T3">Version</text:span><text:span text:style-name="T9"> :</text:span> 1.0 – Création du document <text:s text:c="23"/></text:p>
        </text:list-item>
      </text:list>
      <text:p text:style-name="P6"><text:s text:c="2604"/></text:p>
      <text:list xml:id="list121855821844593" text:continue-list="list6431179333149753027" text:style-name="WWNum1">
        <text:list-item>
          <text:p text:style-name="P1"><text:span text:style-name="T4">Séquencement</text:span></text:p>
        </text:list-item>
      </text:list>
      <text:p text:style-name="Standard">Le cas d’utilisation débute <text:span text:style-name="T8">lorsqu’un étudiant souhaite poster une ressource</text:span></text:p>
      <text:list xml:id="list121855727413717" text:continue-list="list6589684031736423197" text:style-name="WWNum2">
        <text:list-item>
          <text:p text:style-name="P2"><text:span text:style-name="T5">Pré-condition</text:span><text:span text:style-name="T6"> : </text:span><text:span text:style-name="T7">L’étudiant doit être inscrit et connecté, il doit avoir une ressource à poster</text:span></text:p>
          <text:p text:style-name="P2"><text:span text:style-name="T7"/></text:p>
        </text:list-item>
        <text:list-item>
          <text:p text:style-name="P2"><text:span text:style-name="T5">Scénario nominal</text:span><text:span text:style-name="T6"> :</text:span></text:p>
        </text:list-item>
      </text:list>
      <text:list xml:id="list974355767988101005" text:style-name="WWNum5">
        <text:list-item>
          <text:p text:style-name="P5">L’étudiant demande à poster une ressource</text:p>
        </text:list-item>
        <text:list-item>
          <text:p text:style-name="P5">L’étudiant renseigne le nom de la ressource</text:p>
        </text:list-item>
        <text:list-item>
          <text:p text:style-name="P5">L’étudiant renseigne la description de la ressource</text:p>
        </text:list-item>
        <text:list-item>
          <text:p text:style-name="P5">L’étudiant joint la ressource</text:p>
        </text:list-item>
        <text:list-item>
          <text:p text:style-name="P5">L’étudiant valide l’envoi de la ressource</text:p>
        </text:list-item>
        <text:list-item>
          <text:p text:style-name="P3"><text:span text:style-name="T11">la ressource est déposée sur le serveur de fichiers</text:span></text:p>
        </text:list-item>
      </text:list>
      <text:p text:style-name="P4"/>
      <text:list xml:id="list121855214655743" text:continue-list="list121855727413717" text:style-name="WWNum2">
        <text:list-item>
          <text:p text:style-name="P2"><text:span text:style-name="T5">Scénario d’exceptions</text:span><text:span text:style-name="T6"> :</text:span></text:p>
        </text:list-item>
      </text:list>
      <text:p text:style-name="P7"><text:span text:style-name="T11">4</text:span>.a : <text:span text:style-name="T11">le nom n’est pas renseigner, déclenchement de l’erreur « ERR_MISSING_NAME »</text:span></text:p>
      <text:p text:style-name="P7"><text:span text:style-name="T12">4</text:span>.<text:span text:style-name="T12">b</text:span> : <text:span text:style-name="T12">La description n’est pas renseigner, déclenchement de l’erreur « ERR_MISSING_DESCRIPTION »</text:span></text:p>
      <text:p text:style-name="P8">4.c : La pièce jointe est absente, déclenchement de l’erreur « ERR_MISSING_ATTACHMENT »</text:p>
      <text:p text:style-name="List_20_Paragraph"><text:tab/><text:tab/><text:span text:style-name="T13">6.a : L’envoi de la ressource à échoué, déclenchement de <text:tab/><text:tab/>l’erreur « ERR_ERROR_SENDING »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fo:font-size="12pt" fo:font-weight="bold" style:font-size-asian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tyle="normal" style:font-style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0.3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8.7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2.5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6.89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0.63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5.0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8.76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3.1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AUVA</meta:initial-creator>
    <meta:editing-cycles>8</meta:editing-cycles>
    <meta:creation-date>2017-09-21T07:40:00</meta:creation-date>
    <dc:date>2017-11-10T12:18:45.217124545</dc:date>
    <meta:editing-duration>PT1H36M23S</meta:editing-duration>
    <meta:generator>LibreOffice/5.2.7.2$Linux_X86_64 LibreOffice_project/20m0$Build-2</meta:generator>
    <meta:document-statistic meta:table-count="0" meta:image-count="0" meta:object-count="0" meta:page-count="1" meta:paragraph-count="27" meta:word-count="196" meta:character-count="3814" meta:non-whitespace-character-count="1029"/>
    <meta:user-defined meta:name="AppVersion">12.0000</meta:user-defined>
    <meta:user-defined meta:name="Company">Centre de Formation CCI de la MAYEN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